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1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GAMARRA CLAYSEN, WIMBER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GAMARRA CLAYSEN, WIMBER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2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GAMARRA CLAYSEN, WIMBE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OSORIO POLO, UBALDINA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</text:p>
          </table:table-cell>
        </table:table-row>
        <table:table-row>
          <table:table-cell table:style-name="Tabla1.A2" office:value-type="float" office:value="0">
            <text:p text:style-name="P7">PATOS BB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30591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6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1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2:4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1T18:40:1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